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00000004806420028C695F2246.png" manifest:media-type="image/png"/>
  <manifest:file-entry manifest:full-path="Pictures/1000020100000781000004390B9FECA298096FE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Inter SemiBold" svg:font-family="'Inter SemiBold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4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2.54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.443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cf9f7" style:text-line-through-style="none" style:text-line-through-type="none" style:text-position="0% 100%" style:font-name="Lora" fo:font-size="30pt" fo:letter-spacing="normal" fo:font-style="normal" style:text-underline-style="none" fo:font-weight="normal" style:font-name-asian="Lora" style:font-size-asian="30pt" style:font-style-asian="normal" style:font-weight-asian="normal" style:font-name-complex="Lora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fcf9f7" style:text-line-through-style="none" style:text-line-through-type="none" style:text-position="0% 100%" style:font-name="Inter" fo:font-size="14pt" fo:letter-spacing="normal" fo:font-style="normal" style:text-underline-style="none" fo:font-weight="normal" style:font-name-asian="Inter" style:font-size-asian="14pt" style:font-style-asian="normal" style:font-weight-asian="normal" style:font-name-complex="Inter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82321" style:text-line-through-style="none" style:text-line-through-type="none" style:text-position="0% 100%" style:font-name="Lora" fo:font-size="24pt" fo:letter-spacing="normal" fo:font-style="normal" style:text-underline-style="none" fo:font-weight="normal" style:font-name-asian="Lora" style:font-size-asian="24pt" style:font-style-asian="normal" style:font-weight-asian="normal" style:font-name-complex="Lora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.3999996185303pt" fo:letter-spacing="normal" fo:font-style="normal" style:text-underline-style="none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.3999996185303pt" fo:letter-spacing="normal" fo:font-style="normal" style:text-underline-style="none" fo:font-weight="normal" style:font-name-asian="Arial" style:font-size-asian="14.3999996185303pt" style:font-style-asian="normal" style:font-weight-asian="normal" style:font-name-complex="Arial" style:font-size-complex="14.3999996185303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47cm" text:min-label-width="0.92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47cm" text:min-label-width="0.923cm"/>
        <style:text-properties style:font-name="Arial" fo:color="#000000" fo:font-size="100%"/>
      </text:list-level-style-bullet>
      <text:list-level-style-bullet text:level="2" text:bullet-char="○">
        <style:list-level-properties text:space-before="1.652cm" text:min-label-width="0.8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47cm" text:min-label-width="0.923cm"/>
        <style:text-properties fo:color="#000000" fo:font-size="100%"/>
      </text:list-level-style-number>
      <text:list-level-style-bullet text:level="2" text:bullet-char="○">
        <style:list-level-properties text:space-before="1.652cm" text:min-label-width="0.8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2cm" text:min-label-width="0.888cm"/>
        <style:text-properties style:font-name="Arial" fo:color="#000000" fo:font-size="100%"/>
      </text:list-level-style-bullet>
      <text:list-level-style-bullet text:level="2" text:bullet-char="○">
        <style:list-level-properties text:space-before="1.652cm" text:min-label-width="0.8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2cm" text:min-label-width="0.888cm"/>
        <style:text-properties fo:color="#000000" fo:font-size="100%"/>
      </text:list-level-style-number>
      <text:list-level-style-bullet text:level="2" text:bullet-char="○">
        <style:list-level-properties text:space-before="1.652cm" text:min-label-width="0.88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47cm" text:min-label-width="0.923cm"/>
        <style:text-properties style:font-name="Arial" fo:color="#000000" fo:font-size="100%"/>
      </text:list-level-style-bullet>
      <text:list-level-style-bullet text:level="2" text:bullet-char="−">
        <style:list-level-properties text:space-before="1.529cm" text:min-label-width="0.87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47cm" text:min-label-width="0.923cm"/>
        <style:text-properties fo:color="#000000" fo:font-size="100%"/>
      </text:list-level-style-number>
      <text:list-level-style-bullet text:level="2" text:bullet-char="−">
        <style:list-level-properties text:space-before="1.529cm" text:min-label-width="0.871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61;p39" draw:style-name="gr1" draw:text-style-name="P2" draw:layer="layout" svg:width="7.81cm" svg:height="5.482cm" svg:x="16.429cm" svg:y="4.155cm">
          <text:p text:style-name="P1"><text:span text:style-name="T1">A pudb3 primer, </text:span></text:p>
          <text:p text:style-name="P1"><text:span text:style-name="T1">how I use this python debugger 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9" draw:style-name="gr2" draw:text-style-name="P2" draw:layer="layout" svg:width="6.866cm" svg:height="2.568cm" svg:x="16.429cm" svg:y="10.988cm">
          <text:p text:style-name="P3"><text:span text:style-name="T3">Josef Grosch</text:span></text:p>
          <text:p text:style-name="P3"><text:span text:style-name="T3">IPTOOLS team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g13069cb22e8_2_5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g13069cb22e8_2_53:notes" draw:style-name="gr3" draw:layer="layout" svg:width="12.7cm" svg:height="9.524cm" svg:x="3.176cm" svg:y="1.905cm" draw:page-number="1" presentation:class="page"/>
        </presentation:notes>
      </draw:page>
      <draw:page draw:name="Keyboard commands" draw:style-name="dp1" draw:master-page-name="OBJECT" presentation:presentation-page-layout-name="AL2T11">
        <draw:frame draw:name="Google Shape;167;p40" presentation:style-name="pr2" draw:text-style-name="P5" draw:layer="layout" svg:width="22.64cm" svg:height="1.589cm" svg:x="1.892cm" svg:y="1.236cm" presentation:class="title" presentation:user-transformed="true">
          <draw:text-box>
            <text:p text:style-name="P1"><text:span text:style-name="T5">Keyboard commands</text:span></text:p>
          </draw:text-box>
        </draw:frame>
        <draw:frame draw:name="Google Shape;168;p40" presentation:style-name="pr3" draw:text-style-name="P5" draw:layer="layout" svg:width="22.64cm" svg:height="9.488cm" svg:x="1.892cm" svg:y="3.201cm" presentation:class="outline" presentation:user-transformed="true">
          <draw:text-box>
            <text:p text:style-name="P1"><text:span text:style-name="T5">Standard keystrokes</text:span></text:p>
            <text:list text:style-name="L4">
              <text:list-item>
                <text:p text:style-name="P1"><text:span text:style-name="T5">b (toggle breakpoint)</text:span></text:p>
              </text:list-item>
              <text:list-item>
                <text:p text:style-name="P1"><text:span text:style-name="T5">s (step into)</text:span></text:p>
              </text:list-item>
              <text:list-item>
                <text:p text:style-name="P1"><text:span text:style-name="T5">n (next line)</text:span></text:p>
              </text:list-item>
              <text:list-item>
                <text:p text:style-name="P1"><text:span text:style-name="T5">c (continue to next breakpoint)</text:span></text:p>
              </text:list-item>
              <text:list-item>
                <text:p text:style-name="P1"><text:span text:style-name="T5">? (help)</text:span></text:p>
              </text:list-item>
              <text:list-item>
                <text:p text:style-name="P1"><text:span text:style-name="T5">q (quit)</text:span></text:p>
              </text:list-item>
              <text:list-item>
                <text:p text:style-name="P1"><text:span text:style-name="T5">e (show traceback)</text:span></text:p>
              </text:list-item>
              <text:list-item>
                <text:p text:style-name="P1"><text:span text:style-name="T5">o (show console/output)</text:span></text:p>
              </text:list-item>
              <text:list-item>
                <text:p text:style-name="P1"><text:span text:style-name="T5">r/f (finish current function)</text:span></text:p>
              </text:list-item>
              <text:list-item>
                <text:p text:style-name="P1"><text:span text:style-name="T5">B/C/S/V (Select window, Breakpoint, Code, Stack, Variables)</text:span></text:p>
              </text:list-item>
            </text:list>
          </draw:text-box>
        </draw:frame>
        <presentation:notes draw:style-name="dp2">
          <draw:page-thumbnail draw:name="Google Shape;164;g13069cb22e8_0_6:notes" draw:style-name="gr3" draw:layer="layout" svg:width="16.932cm" svg:height="9.524cm" svg:x="1.059cm" svg:y="1.905cm" draw:page-number="2" presentation:class="page"/>
          <draw:frame draw:name="Google Shape;165;g13069cb22e8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73;p41" draw:style-name="gr2" draw:text-style-name="P2" draw:layer="layout" svg:width="22.64cm" svg:height="1.589cm" svg:x="1.892cm" svg:y="1.236cm">
          <text:p text:style-name="P1"><text:span text:style-name="T6">Getting pudb &amp; help with pu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41" draw:style-name="gr4" draw:text-style-name="P2" draw:layer="layout" svg:width="16.309cm" svg:height="1.028cm" svg:x="1.892cm" svg:y="2.827cm">
          <text:p text:style-name="P3"><text:span text:style-name="T4"/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41" draw:style-name="gr5" draw:text-style-name="P2" draw:layer="layout" svg:width="22.64cm" svg:height="9.488cm" svg:x="1.892cm" svg:y="3.201cm">
          <text:list text:style-name="L5">
            <text:list-item>
              <text:p text:style-name="P7"><text:span text:style-name="T7">To install pudb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8">pip install pudb</text:span></text:p>
                </text:list-item>
              </text:list>
            </text:list-item>
          </text:list>
          <text:p text:style-name="P8"><text:span text:style-name="T8"/></text:p>
          <text:list text:style-name="L8">
            <text:list-item>
              <text:p text:style-name="P9"><text:span text:style-name="T8">Invoke pudb</text:span></text:p>
              <text:list>
                <text:list-item>
                  <text:p text:style-name="P1"><text:span text:style-name="T8">pudb3 ./&lt;code&gt;.py &lt;options&gt;</text:span></text:p>
                </text:list-item>
              </text:list>
            </text:list-item>
          </text:list>
          <text:p text:style-name="P8"><text:span text:style-name="T8"/></text:p>
          <text:list text:style-name="L6">
            <text:list-item>
              <text:p text:style-name="P10"><text:span text:style-name="T7">Helpful links</text:span></text:p>
            </text:list-item>
          </text:list>
          <text:list text:style-name="L10">
            <text:list-item>
              <text:list>
                <text:list-item>
                  <text:p text:style-name="P9"><text:span text:style-name="T9"><text:a xlink:href="https://bit.ly/3lN4kmF" xlink:type="simple">https://bit.ly/3lN4kmF</text:a></text:span><text:span text:style-name="T7"><text:s/></text:span><text:span text:style-name="T7">(pudb cheat sheet)</text:span></text:p>
                </text:list-item>
                <text:list-item>
                  <text:p text:style-name="P9"><text:span text:style-name="T9"><text:a xlink:href="https://github.com/josefgrosch/pudb-demo" xlink:type="simple">https://github.com/josefgrosch/pudb-demo</text:a></text:span><text:span text:style-name="T7"><text:s/></text:span><text:span text:style-name="T7">(code for this talk)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0;g13069cb22e8_2_11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1;g13069cb22e8_2_113:notes" draw:style-name="gr3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Inter SemiBold" svg:font-family="'Inter SemiBold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ea543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cf9f7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a543f"/>
    </style:style>
    <style:style style:name="Mdp2" style:family="drawing-page">
      <style:drawing-page-properties draw:background-size="border" draw:fill="solid" draw:fill-color="#fcf9f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9cm, 0cm, 0.015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62a2b" style:text-line-through-style="none" style:text-line-through-type="none" style:text-position="0% 100%" style:font-name="Inter" fo:font-size="7pt" fo:letter-spacing="normal" fo:font-style="normal" style:text-underline-style="none" fo:font-weight="bold" style:font-name-asian="Inter" style:font-size-asian="7pt" style:font-style-asian="normal" style:font-weight-asian="bold" style:font-name-complex="Inter" style:font-size-complex="7pt" style:font-style-complex="normal" style:font-weight-complex="bold"/>
    </style:style>
    <style:style style:name="MT2" style:family="text">
      <style:text-properties fo:font-variant="normal" fo:text-transform="none" fo:color="#082321" style:text-line-through-style="none" style:text-line-through-type="none" style:text-position="0% 100%" style:font-name="Inter SemiBold" fo:font-size="6pt" fo:letter-spacing="normal" fo:font-style="normal" style:text-underline-style="none" fo:font-weight="normal" style:font-name-asian="Inter SemiBold" style:font-size-asian="6pt" style:font-style-asian="normal" style:font-weight-asian="normal" style:font-name-complex="Inter SemiBold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1;p13" draw:style-name="Mgr3" draw:text-style-name="MP5" draw:layer="backgroundobjects" svg:width="25.398cm" svg:height="14.278cm" svg:x="0cm" svg:y="0cm">
        <draw:image xlink:href="Pictures/1000020100000781000004390B9FECA298096FE8.png" xlink:type="simple" xlink:show="embed" xlink:actuate="onLoad">
          <text:p/>
        </draw:image>
      </draw:frame>
      <draw:custom-shape draw:name="Google Shape;53;p13" draw:style-name="Mgr4" draw:text-style-name="MP7" draw:layer="backgroundobjects" svg:width="5.669cm" svg:height="0.804cm" svg:x="16.194cm" svg:y="0.662cm">
        <text:p text:style-name="MP6"><text:span text:style-name="MT1">LIGHTNING TALK (3 MIN.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6;p14" presentation:style-name="TITLE_5f_AND_5f_BODY-title" draw:layer="backgroundobjects" svg:width="22.64cm" svg:height="1.589cm" svg:x="1.892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104;p26" draw:style-name="Mgr5" draw:text-style-name="MP5" draw:layer="backgroundobjects" svg:width="25.398cm" svg:height="14.286cm" svg:x="0cm" svg:y="0cm">
        <draw:image xlink:href="Pictures/1000020100000800000004806420028C695F2246.png" xlink:type="simple" xlink:show="embed" xlink:actuate="onLoad">
          <text:p/>
        </draw:image>
      </draw:frame>
      <draw:custom-shape draw:name="Google Shape;107;p26" draw:style-name="Mgr6" draw:text-style-name="MP7" draw:layer="backgroundobjects" svg:width="2.089cm" svg:height="0.603cm" draw:transform="rotate (1.5707963267949) translate (-0.019cm 13.719cm)">
        <text:p text:style-name="MP6"><text:span text:style-name="MT2">AddeConf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p26" draw:style-name="Mgr6" draw:text-style-name="MP7" draw:layer="backgroundobjects" svg:width="0.989cm" svg:height="0.569cm" svg:x="-0.224cm" svg:y="13.719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27" presentation:style-name="OBJECT-title" draw:layer="backgroundobjects" svg:width="22.64cm" svg:height="1.589cm" svg:x="1.892cm" svg:y="1.236cm" presentation:class="title" presentation:placeholder="true" presentation:user-transformed="true">
        <draw:text-box/>
      </draw:frame>
      <draw:frame draw:name="Google Shape;111;p27" presentation:style-name="OBJECT-outline1" draw:layer="backgroundobjects" svg:width="22.64cm" svg:height="9.488cm" svg:x="1.892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6.0.5.2$Linux_X86_64 LibreOffice_project/</meta:generator>
  </office:meta>
</office:document-meta>
</file>